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depage" style:family="table">
      <style:table-properties style:width="4.2299in" table:align="center"/>
    </style:style>
    <style:style style:name="Codepage.A" style:family="table-column">
      <style:table-column-properties style:column-width="0.5076in"/>
    </style:style>
    <style:style style:name="Codepage.B" style:family="table-column">
      <style:table-column-properties style:column-width="0.5333in"/>
    </style:style>
    <style:style style:name="Codepage.H" style:family="table-column">
      <style:table-column-properties style:column-width="0.5993in"/>
    </style:style>
    <style:style style:name="Codepage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Codepage.H1" style:family="table-cell">
      <style:table-cell-properties fo:padding="0.0382in" fo:border="0.0007in solid #000000"/>
    </style:style>
    <style:style style:name="Codepage.A2" style:family="table-cell">
      <style:table-cell-properties fo:padding="0.0382in" fo:border-left="0.0007in solid #000000" fo:border-right="none" fo:border-top="none" fo:border-bottom="0.0007in solid #000000"/>
    </style:style>
    <style:style style:name="Codepage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Codepage.C3" style:family="table-cell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Standard" style:list-style-name="L1"/>
    <style:style style:name="P5" style:family="paragraph" style:parent-style-name="Standard" style:list-style-name="L1"/>
    <style:style style:name="P6" style:family="paragraph" style:parent-style-name="Standard" style:list-style-name="L1"/>
    <style:style style:name="P7" style:family="paragraph" style:parent-style-name="Standard" style:list-style-name="L1"/>
    <style:style style:name="P8" style:family="paragraph" style:parent-style-name="Standard" style:list-style-name="L1"/>
    <style:style style:name="P9" style:family="paragraph" style:parent-style-name="Standard" style:list-style-name="L1"/>
    <style:style style:name="P10" style:family="paragraph" style:parent-style-name="Standard" style:list-style-name="L1"/>
    <style:style style:name="P11" style:family="paragraph" style:parent-style-name="Standard" style:list-style-name="L1"/>
    <style:style style:name="P12" style:family="paragraph" style:parent-style-name="Standard" style:list-style-name="L1"/>
    <style:style style:name="P13" style:family="paragraph" style:parent-style-name="Standard" style:list-style-name="L1"/>
    <style:style style:name="P14" style:family="paragraph" style:parent-style-name="Standard" style:list-style-name="L1"/>
    <style:style style:name="P15" style:family="paragraph" style:parent-style-name="Standard" style:list-style-name="L1"/>
    <style:style style:name="P16" style:family="paragraph" style:parent-style-name="Standard" style:list-style-name="L1"/>
    <style:style style:name="P17" style:family="paragraph" style:parent-style-name="Standard" style:list-style-name="L1"/>
    <style:style style:name="P18" style:family="paragraph" style:parent-style-name="Standard" style:list-style-name="L1"/>
    <style:style style:name="P19" style:family="paragraph" style:parent-style-name="Standard" style:list-style-name="L1"/>
    <style:style style:name="P20" style:family="paragraph" style:parent-style-name="Standard" style:list-style-name="L1"/>
    <style:style style:name="P21" style:family="paragraph" style:parent-style-name="Standard" style:list-style-name="L1"/>
    <style:style style:name="P22" style:family="paragraph" style:parent-style-name="Standard" style:list-style-name="L1"/>
    <style:style style:name="P23" style:family="paragraph" style:parent-style-name="Standard" style:list-style-name="L1"/>
    <style:style style:name="P24" style:family="paragraph" style:parent-style-name="Standard" style:list-style-name="L1"/>
    <style:style style:name="P25" style:family="paragraph" style:parent-style-name="Standard" style:list-style-name="L1"/>
    <style:style style:name="P26" style:family="paragraph" style:parent-style-name="Standard" style:list-style-name="L1"/>
    <style:style style:name="P27" style:family="paragraph" style:parent-style-name="Standard" style:list-style-name="L1"/>
    <style:style style:name="P28" style:family="paragraph" style:parent-style-name="Standard" style:list-style-name="L1"/>
    <style:style style:name="P29" style:family="paragraph" style:parent-style-name="Standard" style:list-style-name="L1"/>
    <style:style style:name="P30" style:family="paragraph" style:parent-style-name="Standard" style:list-style-name="L1"/>
    <style:style style:name="P31" style:family="paragraph" style:parent-style-name="Standard" style:list-style-name="L1"/>
    <style:style style:name="P32" style:family="paragraph" style:parent-style-name="Standard" style:list-style-name="L1"/>
    <style:style style:name="fr1" style:family="graphic" style:parent-style-name="OLE">
      <style:graphic-properties style:run-through="foreground" style:wrap="none" style:vertical-pos="bottom" style:vertical-rel="baseline" style:horizontal-pos="from-left" style:horizontal-rel="paragraph" draw:ole-draw-aspect="1"/>
    </style:style>
    <text:list-style style:name="L1">
      <text:list-level-style-number text:level="1" text:style-name="Numbering_20_Symbols" style:num-prefix=" " style:num-suffix="." style:num-format="1">
        <style:list-level-properties text:space-before="0.25in" text:min-label-width="0.25in"/>
      </text:list-level-style-number>
      <text:list-level-style-number text:level="2" text:style-name="Numbering_20_Symbols" style:num-prefix=" " style:num-suffix=")" style:num-format="A">
        <style:list-level-properties text:space-before="0.5in" text:min-label-width="0.25in"/>
      </text:list-level-style-number>
      <text:list-level-style-number text:level="3" text:style-name="Numbering_20_Symbols" style:num-prefix=" " style:num-suffix=" )" style:num-format="a">
        <style:list-level-properties text:space-before="0.75in" text:min-label-width="0.25in"/>
      </text:list-level-style-number>
      <text:list-level-style-number text:level="4" text:style-name="Numbering_20_Symbols" style:num-prefix=" " style:num-suffix=" " style:num-format="i">
        <style:list-level-properties text:space-before="1in" text:min-label-width="0.25in"/>
      </text:list-level-style-number>
      <text:list-level-style-bullet text:level="5" text:style-name="Bullet_20_Symbols" style:num-prefix=" " style:num-suffix=" 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2.5in" text:min-label-width="0.25in"/>
        <style:text-properties style:font-name="StarSymbol1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dde-connection-decls/>
      <text:p text:style-name="Standard">Cog Surface Design</text:p>
      <text:p text:style-name="Standard"/>
      <text:list text:style-name="L1">
        <text:list-item>
          <text:p text:style-name="P4">Information specifics</text:p>
          <text:list>
            <text:list-item>
              <text:p text:style-name="P4">Max content</text:p>
              <text:list>
                <text:list-item>
                  <text:p text:style-name="P4">Spread 4mm apart to max cog size</text:p>
                </text:list-item>
                <text:list-item>
                  <text:p text:style-name="P4">Changeover at last circle to invert 2mm</text:p>
                </text:list-item>
                <text:list-item>
                  <text:p text:style-name="P4">Spreads inward between each inner circle back inside.</text:p>
                </text:list-item>
                <text:list-item>
                  <text:p text:style-name="P4">Bit space spread between 10 degree increments of a circle.</text:p>
                </text:list-item>
                <text:list-item>
                  <text:p text:style-name="P4">First two spaces Allocated to the Wheel spoke (provides wider angle)</text:p>
                </text:list-item>
                <text:list-item>
                  <text:p text:style-name="P4">Rolling angle: next angle is added to the current to get the actual next angle to use.</text:p>
                </text:list-item>
              </text:list>
            </text:list-item>
            <text:list-item>
              <text:p text:style-name="P4">Table</text:p>
            </text:list-item>
          </text:list>
        </text:list-item>
      </text:list>
      <table:table table:name="Codepage" table:style-name="Codepage">
        <office:dde-source office:name="soffice1" office:dde-application="soffice" office:dde-item="/home/kreenlappy/Documents/Gear Pattern Code Table.ods" office:dde-topic="Sheet1.A1:H10" office:automatic-update="true"/>
        <table:table-column table:style-name="Codepage.A"/>
        <table:table-column table:style-name="Codepage.B"/>
        <table:table-column table:style-name="Codepage.A"/>
        <table:table-column table:style-name="Codepage.B"/>
        <table:table-column table:style-name="Codepage.A"/>
        <table:table-column table:style-name="Codepage.B"/>
        <table:table-column table:style-name="Codepage.A"/>
        <table:table-column table:style-name="Codepage.H"/>
        <table:table-header-rows>
          <table:table-row>
            <table:table-cell table:style-name="Codepage.A1" office:value-type="string">
              <text:p text:style-name="P1">Angle</text:p>
            </table:table-cell>
            <table:table-cell table:style-name="Codepage.A1" office:value-type="string">
              <text:p text:style-name="P1">Letter</text:p>
            </table:table-cell>
            <table:table-cell table:style-name="Codepage.A1" office:value-type="string">
              <text:p text:style-name="P1">Angle</text:p>
            </table:table-cell>
            <table:table-cell table:style-name="Codepage.A1" office:value-type="string">
              <text:p text:style-name="P1">Letter</text:p>
            </table:table-cell>
            <table:table-cell table:style-name="Codepage.A1" office:value-type="string">
              <text:p text:style-name="P1">Angle</text:p>
            </table:table-cell>
            <table:table-cell table:style-name="Codepage.A1" office:value-type="string">
              <text:p text:style-name="P1">Letter</text:p>
            </table:table-cell>
            <table:table-cell table:style-name="Codepage.A1" office:value-type="string">
              <text:p text:style-name="P1">Angle</text:p>
            </table:table-cell>
            <table:table-cell table:style-name="Codepage.H1" office:value-type="string">
              <text:p text:style-name="P1">Letter</text:p>
            </table:table-cell>
          </table:table-row>
        </table:table-header-rows>
        <table:table-row>
          <table:table-cell table:style-name="Codepage.A2" office:value-type="string">
            <text:p text:style-name="P2">10</text:p>
          </table:table-cell>
          <table:table-cell table:style-name="Codepage.A2" office:value-type="string">
            <text:p text:style-name="Table_20_Contents">A</text:p>
          </table:table-cell>
          <table:table-cell table:style-name="Codepage.A2" office:value-type="string">
            <text:p text:style-name="P2">100</text:p>
          </table:table-cell>
          <table:table-cell table:style-name="Codepage.A2" office:value-type="string">
            <text:p text:style-name="P3">J</text:p>
          </table:table-cell>
          <table:table-cell table:style-name="Codepage.A2" office:value-type="string">
            <text:p text:style-name="P2">190</text:p>
          </table:table-cell>
          <table:table-cell table:style-name="Codepage.A2" office:value-type="string">
            <text:p text:style-name="P3">S</text:p>
          </table:table-cell>
          <table:table-cell table:style-name="Codepage.A2" office:value-type="string">
            <text:p text:style-name="P2">280</text:p>
          </table:table-cell>
          <table:table-cell table:style-name="Codepage.H2" office:value-type="string">
            <text:p text:style-name="P3">2</text:p>
          </table:table-cell>
        </table:table-row>
        <table:table-row>
          <table:table-cell table:style-name="Codepage.A2" office:value-type="string">
            <text:p text:style-name="P2">20</text:p>
          </table:table-cell>
          <table:table-cell table:style-name="Codepage.A2" office:value-type="string">
            <text:p text:style-name="Table_20_Contents">B</text:p>
          </table:table-cell>
          <table:table-cell table:style-name="Codepage.C3" office:value-type="string">
            <text:p text:style-name="P2">110</text:p>
          </table:table-cell>
          <table:table-cell table:style-name="Codepage.A2" office:value-type="string">
            <text:p text:style-name="P3">K</text:p>
          </table:table-cell>
          <table:table-cell table:style-name="Codepage.A2" office:value-type="string">
            <text:p text:style-name="P2">200</text:p>
          </table:table-cell>
          <table:table-cell table:style-name="Codepage.A2" office:value-type="string">
            <text:p text:style-name="P3">T</text:p>
          </table:table-cell>
          <table:table-cell table:style-name="Codepage.A2" office:value-type="string">
            <text:p text:style-name="P2">290</text:p>
          </table:table-cell>
          <table:table-cell table:style-name="Codepage.H2" office:value-type="string">
            <text:p text:style-name="P3">3</text:p>
          </table:table-cell>
        </table:table-row>
        <table:table-row>
          <table:table-cell table:style-name="Codepage.A2" office:value-type="string">
            <text:p text:style-name="P2">30</text:p>
          </table:table-cell>
          <table:table-cell table:style-name="Codepage.A2" office:value-type="string">
            <text:p text:style-name="Table_20_Contents">C</text:p>
          </table:table-cell>
          <table:table-cell table:style-name="Codepage.A2" office:value-type="string">
            <text:p text:style-name="P2">120</text:p>
          </table:table-cell>
          <table:table-cell table:style-name="Codepage.A2" office:value-type="string">
            <text:p text:style-name="P3">L</text:p>
          </table:table-cell>
          <table:table-cell table:style-name="Codepage.A2" office:value-type="string">
            <text:p text:style-name="P2">210</text:p>
          </table:table-cell>
          <table:table-cell table:style-name="Codepage.A2" office:value-type="string">
            <text:p text:style-name="P3">U</text:p>
          </table:table-cell>
          <table:table-cell table:style-name="Codepage.A2" office:value-type="string">
            <text:p text:style-name="P2">300</text:p>
          </table:table-cell>
          <table:table-cell table:style-name="Codepage.H2" office:value-type="string">
            <text:p text:style-name="P3">4</text:p>
          </table:table-cell>
        </table:table-row>
        <table:table-row>
          <table:table-cell table:style-name="Codepage.A2" office:value-type="string">
            <text:p text:style-name="P2">40</text:p>
          </table:table-cell>
          <table:table-cell table:style-name="Codepage.A2" office:value-type="string">
            <text:p text:style-name="Table_20_Contents">D</text:p>
          </table:table-cell>
          <table:table-cell table:style-name="Codepage.A2" office:value-type="string">
            <text:p text:style-name="P2">130</text:p>
          </table:table-cell>
          <table:table-cell table:style-name="Codepage.A2" office:value-type="string">
            <text:p text:style-name="P3">M</text:p>
          </table:table-cell>
          <table:table-cell table:style-name="Codepage.A2" office:value-type="string">
            <text:p text:style-name="P2">220</text:p>
          </table:table-cell>
          <table:table-cell table:style-name="Codepage.A2" office:value-type="string">
            <text:p text:style-name="P3">V</text:p>
          </table:table-cell>
          <table:table-cell table:style-name="Codepage.A2" office:value-type="string">
            <text:p text:style-name="P2">310</text:p>
          </table:table-cell>
          <table:table-cell table:style-name="Codepage.H2" office:value-type="string">
            <text:p text:style-name="P3">5</text:p>
          </table:table-cell>
        </table:table-row>
        <table:table-row>
          <table:table-cell table:style-name="Codepage.A2" office:value-type="string">
            <text:p text:style-name="P2">50</text:p>
          </table:table-cell>
          <table:table-cell table:style-name="Codepage.A2" office:value-type="string">
            <text:p text:style-name="Table_20_Contents">E</text:p>
          </table:table-cell>
          <table:table-cell table:style-name="Codepage.A2" office:value-type="string">
            <text:p text:style-name="P2">140</text:p>
          </table:table-cell>
          <table:table-cell table:style-name="Codepage.A2" office:value-type="string">
            <text:p text:style-name="P3">N</text:p>
          </table:table-cell>
          <table:table-cell table:style-name="Codepage.A2" office:value-type="string">
            <text:p text:style-name="P2">230</text:p>
          </table:table-cell>
          <table:table-cell table:style-name="Codepage.A2" office:value-type="string">
            <text:p text:style-name="P3">W</text:p>
          </table:table-cell>
          <table:table-cell table:style-name="Codepage.A2" office:value-type="string">
            <text:p text:style-name="P2">320</text:p>
          </table:table-cell>
          <table:table-cell table:style-name="Codepage.H2" office:value-type="string">
            <text:p text:style-name="P3">6</text:p>
          </table:table-cell>
        </table:table-row>
        <table:table-row>
          <table:table-cell table:style-name="Codepage.A2" office:value-type="string">
            <text:p text:style-name="P2">60</text:p>
          </table:table-cell>
          <table:table-cell table:style-name="Codepage.A2" office:value-type="string">
            <text:p text:style-name="Table_20_Contents">F</text:p>
          </table:table-cell>
          <table:table-cell table:style-name="Codepage.A2" office:value-type="string">
            <text:p text:style-name="P2">150</text:p>
          </table:table-cell>
          <table:table-cell table:style-name="Codepage.A2" office:value-type="string">
            <text:p text:style-name="P3">O</text:p>
          </table:table-cell>
          <table:table-cell table:style-name="Codepage.A2" office:value-type="string">
            <text:p text:style-name="P2">240</text:p>
          </table:table-cell>
          <table:table-cell table:style-name="Codepage.A2" office:value-type="string">
            <text:p text:style-name="P3">X</text:p>
          </table:table-cell>
          <table:table-cell table:style-name="Codepage.A2" office:value-type="string">
            <text:p text:style-name="P2">330</text:p>
          </table:table-cell>
          <table:table-cell table:style-name="Codepage.H2" office:value-type="string">
            <text:p text:style-name="P3">7</text:p>
          </table:table-cell>
        </table:table-row>
        <table:table-row>
          <table:table-cell table:style-name="Codepage.A2" office:value-type="string">
            <text:p text:style-name="P2">70</text:p>
          </table:table-cell>
          <table:table-cell table:style-name="Codepage.A2" office:value-type="string">
            <text:p text:style-name="Table_20_Contents">G</text:p>
          </table:table-cell>
          <table:table-cell table:style-name="Codepage.A2" office:value-type="string">
            <text:p text:style-name="P2">160</text:p>
          </table:table-cell>
          <table:table-cell table:style-name="Codepage.A2" office:value-type="string">
            <text:p text:style-name="P3">P</text:p>
          </table:table-cell>
          <table:table-cell table:style-name="Codepage.A2" office:value-type="string">
            <text:p text:style-name="P2">250</text:p>
          </table:table-cell>
          <table:table-cell table:style-name="Codepage.A2" office:value-type="string">
            <text:p text:style-name="P3">Y</text:p>
          </table:table-cell>
          <table:table-cell table:style-name="Codepage.A2" office:value-type="string">
            <text:p text:style-name="P2">340</text:p>
          </table:table-cell>
          <table:table-cell table:style-name="Codepage.H2" office:value-type="string">
            <text:p text:style-name="P3">8</text:p>
          </table:table-cell>
        </table:table-row>
        <table:table-row>
          <table:table-cell table:style-name="Codepage.A2" office:value-type="string">
            <text:p text:style-name="P2">80</text:p>
          </table:table-cell>
          <table:table-cell table:style-name="Codepage.A2" office:value-type="string">
            <text:p text:style-name="Table_20_Contents">H</text:p>
          </table:table-cell>
          <table:table-cell table:style-name="Codepage.A2" office:value-type="string">
            <text:p text:style-name="P2">170</text:p>
          </table:table-cell>
          <table:table-cell table:style-name="Codepage.A2" office:value-type="string">
            <text:p text:style-name="P3">Q</text:p>
          </table:table-cell>
          <table:table-cell table:style-name="Codepage.A2" office:value-type="string">
            <text:p text:style-name="P2">260</text:p>
          </table:table-cell>
          <table:table-cell table:style-name="Codepage.A2" office:value-type="string">
            <text:p text:style-name="P3">Z</text:p>
          </table:table-cell>
          <table:table-cell table:style-name="Codepage.A2" office:value-type="string">
            <text:p text:style-name="P2">350</text:p>
          </table:table-cell>
          <table:table-cell table:style-name="Codepage.H2" office:value-type="string">
            <text:p text:style-name="P3">9</text:p>
          </table:table-cell>
        </table:table-row>
        <table:table-row>
          <table:table-cell table:style-name="Codepage.A2" office:value-type="string">
            <text:p text:style-name="P2">90</text:p>
          </table:table-cell>
          <table:table-cell table:style-name="Codepage.A2" office:value-type="string">
            <text:p text:style-name="Table_20_Contents">I</text:p>
          </table:table-cell>
          <table:table-cell table:style-name="Codepage.A2" office:value-type="string">
            <text:p text:style-name="P2">180</text:p>
          </table:table-cell>
          <table:table-cell table:style-name="Codepage.A2" office:value-type="string">
            <text:p text:style-name="P3">R</text:p>
          </table:table-cell>
          <table:table-cell table:style-name="Codepage.A2" office:value-type="string">
            <text:p text:style-name="P2">270</text:p>
          </table:table-cell>
          <table:table-cell table:style-name="Codepage.A2" office:value-type="string">
            <text:p text:style-name="P3">1</text:p>
          </table:table-cell>
          <table:table-cell table:style-name="Codepage.A2" office:value-type="string">
            <text:p text:style-name="P2">360</text:p>
          </table:table-cell>
          <table:table-cell table:style-name="Codepage.H2" office:value-type="string">
            <text:p text:style-name="P3">0/space</text:p>
          </table:table-cell>
        </table:table-row>
      </table:table>
      <text:list text:style-name="L1" text:continue-numbering="true">
        <text:list-item>
          <text:p text:style-name="P4">Stained glass security lamp</text:p>
          <text:list>
            <text:list-item>
              <text:p text:style-name="P4">Gear <text:s/>Legend:<draw:frame draw:style-name="fr1" draw:name="Object1" text:anchor-type="as-char" svg:width="1.1957in" svg:height="1.1957in" draw:z-index="0"><draw:object xlink:href="./Object 1" xlink:type="simple" xlink:show="embed" xlink:actuate="onLoad"/><draw:image xlink:href="./ObjectReplacements/Object 1" xlink:type="simple" xlink:show="embed" xlink:actuate="onLoad"/></draw:frame></text:p>
            </text:list-item>
            <text:list-item>
              <text:p text:style-name="P4">Major Gears (BLACK)</text:p>
              <text:list>
                <text:list-item>
                  <text:p text:style-name="P4">Gear 1</text:p>
                  <text:list>
                    <text:list-item>
                      <text:p text:style-name="P4">“Seek intruder”</text:p>
                    </text:list-item>
                    <text:list-item>
                      <text:p text:style-name="P4">190,50, 50, 110, 0, 90, 140, 200, 280, 210, 40,50, 180</text:p>
                    </text:list-item>
                  </text:list>
                </text:list-item>
                <text:list-item>
                  <text:p text:style-name="P4">Gear 4</text:p>
                  <text:list>
                    <text:list-item>
                      <text:p text:style-name="P4">“Observe Enemies”</text:p>
                    </text:list-item>
                    <text:list-item>
                      <text:p text:style-name="P4">150, 20, 190, 50, 180, 220, 50, 0, 50, 140, 50, 130, 90, 50, 190</text:p>
                    </text:list-item>
                  </text:list>
                </text:list-item>
                <text:list-item>
                  <text:p text:style-name="P4">Gear 9</text:p>
                  <text:list>
                    <text:list-item>
                      <text:p text:style-name="P4">“Know Friends”</text:p>
                    </text:list-item>
                    <text:list-item>
                      <text:p text:style-name="P4">110, 140, 150, 230, 0, 60, 180, 90, 50, 140, 40, 190</text:p>
                    </text:list-item>
                  </text:list>
                </text:list-item>
                <text:list-item>
                  <text:p text:style-name="P4">Gear 12</text:p>
                  <text:list>
                    <text:list-item>
                      <text:p text:style-name="P4">“Call Guards”</text:p>
                    </text:list-item>
                    <text:list-item>
                      <text:p text:style-name="P4">30, 10, 120, 120, 0, 70, 210, 10, 180, 40, 190</text:p>
                    </text:list-item>
                  </text:list>
                </text:list-item>
              </text:list>
            </text:list-item>
            <text:list-item>
              <text:p text:style-name="P4">Minor Gears</text:p>
              <text:list>
                <text:list-item>
                  <text:p text:style-name="P4">Gear 2</text:p>
                  <text:list>
                    <text:list-item>
                      <text:p text:style-name="P4"><text:s/>“Harmer”</text:p>
                    </text:list-item>
                    <text:list-item>
                      <text:p text:style-name="P4">(placeholder)</text:p>
                    </text:list-item>
                  </text:list>
                </text:list-item>
                <text:list-item>
                  <text:p text:style-name="P4">Gear 3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" fo:font-size="12pt" fo:language="en" fo:country="US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layout-grid-square-mode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little kreen</meta:initial-creator>
    <meta:creation-date>2008-01-22T07:50:52</meta:creation-date>
    <dc:creator>little kreen</dc:creator>
    <dc:date>2008-01-31T11:57:11</dc:date>
    <meta:editing-cycles>3</meta:editing-cycles>
    <meta:editing-duration>PT5H18M32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1" meta:page-count="1" meta:paragraph-count="110" meta:word-count="231" meta:character-count="98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3in" fo:break-before="auto" style:use-optimal-row-height="false"/>
    </style:style>
    <style:style style:name="ro2" style:family="table-row">
      <style:table-row-properties style:row-height="0.22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0008in solid #000000" style:vertical-align="middle"/>
      <style:paragraph-properties fo:text-align="center" fo:margin-left="0in"/>
      <style:text-properties fo:color="#ffffff"/>
    </style:style>
    <style:style style:name="ce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 style:vertical-align="middle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 fo:margin-left="0in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 style:vertical-align="middle"/>
      <style:paragraph-properties fo:text-align="center" fo:margin-left="0in"/>
    </style:style>
  </office:automatic-styles>
  <office:body>
    <office:spreadsheet>
      <table:table table:name="Gear Position" table:style-name="ta1" table:print="false">
        <office:forms form:automatic-focus="false" form:apply-design-mode="false"/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ce1"/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3"/>
          <table:table-cell table:style-name="ce5"/>
          <table:table-cell table:style-name="ce2" office:value-type="float" office:value="6">
            <text:p>6</text:p>
          </table:table-cell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4"/>
          <table:table-cell table:style-name="ce6"/>
          <table:table-cell table:style-name="ce2" office:value-type="float" office:value="8">
            <text:p>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31">01/31/2008</text:date>, <text:time>11:57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